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Code Pro" svg:font-family="'Source Code Pro'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d00b" officeooo:paragraph-rsid="000cd00b"/>
    </style:style>
    <style:style style:name="P2" style:family="paragraph" style:parent-style-name="Standard">
      <style:text-properties fo:font-size="10.5pt" officeooo:rsid="000cd00b" officeooo:paragraph-rsid="000cd00b" style:font-size-asian="10.5pt" style:font-size-complex="10.5pt"/>
    </style:style>
    <style:style style:name="P3" style:family="paragraph" style:parent-style-name="Standard">
      <style:text-properties fo:font-size="10.5pt" officeooo:rsid="000d4118" officeooo:paragraph-rsid="000d4118" style:font-size-asian="10.5pt" style:font-size-complex="10.5pt"/>
    </style:style>
    <style:style style:name="P4" style:family="paragraph" style:parent-style-name="Standard">
      <style:text-properties fo:font-size="10.5pt" fo:font-style="normal" fo:font-weight="normal" officeooo:rsid="000de31a" officeooo:paragraph-rsid="000de31a" style:font-size-asian="10.5pt" style:font-style-asian="normal" style:font-weight-asian="normal" style:font-size-complex="10.5pt" style:font-style-complex="normal" style:font-weight-complex="normal"/>
    </style:style>
    <style:style style:name="P5" style:family="paragraph" style:parent-style-name="Standard">
      <style:text-properties fo:font-size="12pt" fo:font-weight="bold" officeooo:rsid="000cd00b" officeooo:paragraph-rsid="000cd00b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0d4118" officeooo:paragraph-rsid="000d4118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0de31a" officeooo:paragraph-rsid="000de31a" style:font-size-asian="12pt" style:font-weight-asian="bold" style:font-size-complex="12pt" style:font-weight-complex="bold"/>
    </style:style>
    <style:style style:name="P8" style:family="paragraph" style:parent-style-name="Standard">
      <style:text-properties fo:font-weight="bold" officeooo:rsid="000cd00b" officeooo:paragraph-rsid="000cd00b" style:font-weight-asian="bold" style:font-weight-complex="bold"/>
    </style:style>
    <style:style style:name="P9" style:family="paragraph" style:parent-style-name="Standard">
      <style:text-properties fo:font-size="10pt" fo:font-style="normal" fo:font-weight="normal" officeooo:rsid="000de31a" officeooo:paragraph-rsid="000de31a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text-properties fo:font-size="10pt" fo:font-style="normal" fo:font-weight="normal" officeooo:rsid="00108b37" officeooo:paragraph-rsid="00108b37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style:line-height-at-least="0.476cm"/>
      <style:text-properties fo:color="#000000" style:font-name="Source Code Pro" fo:font-size="9.75pt" fo:font-weight="normal" fo:background-color="#fffffe"/>
    </style:style>
    <style:style style:name="P12" style:family="paragraph" style:parent-style-name="Standard">
      <style:text-properties fo:color="#000000" style:font-name="Source Code Pro" fo:font-size="9.75pt" fo:font-style="normal" fo:font-weight="normal" officeooo:rsid="00108b37" officeooo:paragraph-rsid="00108b37" fo:background-color="#fffffe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style:line-height-at-least="0.476cm"/>
      <style:text-properties fo:color="#1d7b78" style:font-name="Source Code Pro" fo:font-size="9.75pt" fo:font-weight="normal" fo:background-color="#fffffe"/>
    </style:style>
    <style:style style:name="P14" style:family="paragraph" style:parent-style-name="Standard">
      <style:paragraph-properties style:line-height-at-least="0.476cm"/>
      <style:text-properties fo:color="#5a6270" style:font-name="Source Code Pro" fo:font-size="9.75pt" fo:font-weight="normal" fo:background-color="#fffffe"/>
    </style:style>
    <style:style style:name="P15" style:family="paragraph" style:parent-style-name="Standard">
      <style:text-properties fo:color="#5a6270" style:font-name="Source Code Pro" fo:font-size="9.75pt" fo:font-weight="normal" officeooo:paragraph-rsid="00108b37" fo:background-color="#fffffe"/>
    </style:style>
    <style:style style:name="T1" style:family="text">
      <style:text-properties fo:color="#3c4a85"/>
    </style:style>
    <style:style style:name="T2" style:family="text">
      <style:text-properties fo:color="#5a6270"/>
    </style:style>
    <style:style style:name="T3" style:family="text">
      <style:text-properties fo:color="#1d7b78"/>
    </style:style>
    <style:style style:name="T4" style:family="text">
      <style:text-properties fo:color="#1053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reate table in dynamodb.</text:p>
      <text:p text:style-name="P1"/>
      <text:p text:style-name="P2">const params = {</text:p>
      <text:p text:style-name="P2"><text:s text:c="4"/>TableName : "book",</text:p>
      <text:p text:style-name="P2"><text:s text:c="4"/>AttributeDefinitions: [ </text:p>
      <text:p text:style-name="P2"><text:s text:c="5"/>{</text:p>
      <text:p text:style-name="P2"><text:s text:c="9"/>AttributeName: 'title',</text:p>
      <text:p text:style-name="P2"><text:s text:c="9"/>AttributeType: 'S', // (S | N | B) for string, number, binary</text:p>
      <text:p text:style-name="P2"><text:s text:c="5"/>},</text:p>
      <text:p text:style-name="P2"><text:s text:c="5"/>{</text:p>
      <text:p text:style-name="P2"><text:s text:c="9"/>AttributeName: 'author',</text:p>
      <text:p text:style-name="P2"><text:s text:c="9"/>AttributeType: 'S',</text:p>
      <text:p text:style-name="P2"><text:s text:c="5"/>}],</text:p>
      <text:p text:style-name="P2"/>
      <text:p text:style-name="P2"><text:s/>KeySchema: [ </text:p>
      <text:p text:style-name="P2"><text:s text:c="5"/>{ </text:p>
      <text:p text:style-name="P2"><text:s text:c="9"/>AttributeName: 'title',</text:p>
      <text:p text:style-name="P2"><text:s text:c="9"/>KeyType: 'HASH',</text:p>
      <text:p text:style-name="P2"><text:s text:c="5"/>},</text:p>
      <text:p text:style-name="P2"><text:s text:c="5"/>{ </text:p>
      <text:p text:style-name="P2"><text:s text:c="9"/>AttributeName: 'author', </text:p>
      <text:p text:style-name="P2"><text:s text:c="9"/>KeyType: 'RANGE', </text:p>
      <text:p text:style-name="P2"><text:s text:c="5"/>}</text:p>
      <text:p text:style-name="P2"><text:s/>],</text:p>
      <text:p text:style-name="P2"><text:s/>ProvisionedThroughput: {</text:p>
      <text:p text:style-name="P2"><text:s text:c="5"/>ReadCapacityUnits: 1, </text:p>
      <text:p text:style-name="P2"><text:s text:c="5"/>WriteCapacityUnits:10, </text:p>
      <text:p text:style-name="P2"><text:s/>},</text:p>
      <text:p text:style-name="P2">}</text:p>
      <text:p text:style-name="P2"/>
      <text:p text:style-name="P2">dynamodb.createTable(params,function(err,data){</text:p>
      <text:p text:style-name="P2"><text:s text:c="4"/>if(err){</text:p>
      <text:p text:style-name="P2"><text:s text:c="8"/>console.log(err)</text:p>
      <text:p text:style-name="P2"><text:s text:c="4"/>}else{</text:p>
      <text:p text:style-name="P2"><text:s text:c="8"/>console.log("table create..",data)</text:p>
      <text:p text:style-name="P2"><text:s text:c="4"/>}</text:p>
      <text:p text:style-name="P2">})</text:p>
      <text:p text:style-name="P2"/>
      <text:p text:style-name="P5">Create Item in dynamodb</text:p>
      <text:p text:style-name="P5"/>
      <text:p text:style-name="P2">var params = {</text:p>
      <text:p text:style-name="P2"><text:s text:c="4"/>TableName: 'book',</text:p>
      <text:p text:style-name="P2"><text:s text:c="4"/>Item: {</text:p>
      <text:p text:style-name="P2"><text:s text:c="8"/>title: "Node",</text:p>
      <text:p text:style-name="P2"><text:s text:c="8"/>author : "vishwadatt"</text:p>
      <text:p text:style-name="P2"><text:s text:c="4"/>}</text:p>
      <text:p text:style-name="P2">}</text:p>
      <text:p text:style-name="P2">docClient.put(params, function(err, data) {</text:p>
      <text:p text:style-name="P2"><text:s text:c="3"/>if(err){</text:p>
      <text:p text:style-name="P2"><text:s text:c="6"/>console.log(err)</text:p>
      <text:p text:style-name="P2"><text:s text:c="3"/>}else{</text:p>
      <text:p text:style-name="P2"><text:s text:c="7"/>console.log("create item..".data)</text:p>
      <text:p text:style-name="P2"><text:s text:c="3"/>}</text:p>
      <text:p text:style-name="P2">});</text:p>
      <text:p text:style-name="P2"/>
      <text:p text:style-name="P5">Get All Item in dynamodb</text:p>
      <text:p text:style-name="P5"/>
      <text:p text:style-name="P2">var params = {</text:p>
      <text:p text:style-name="P2"><text:s text:c="4"/>TableName: 'book',</text:p>
      <text:p text:style-name="P2"><text:soft-page-break/><text:s text:c="2"/>};</text:p>
      <text:p text:style-name="P2">docClient.scan(params, function(err, data) {</text:p>
      <text:p text:style-name="P2"><text:s text:c="4"/>if (err) ppJson(err); // an error occurred</text:p>
      <text:p text:style-name="P2"><text:s text:c="4"/>else ppJson(data); // successful response</text:p>
      <text:p text:style-name="P2">});</text:p>
      <text:p text:style-name="P2"/>
      <text:p text:style-name="P6">Get Item in dynamodb</text:p>
      <text:p text:style-name="P3"/>
      <text:p text:style-name="P3">var params = {</text:p>
      <text:p text:style-name="P3"><text:s text:c="4"/>TableName : "book",</text:p>
      <text:p text:style-name="P3"><text:s text:c="4"/>Key : {<text:tab/></text:p>
      <text:p text:style-name="P3"><text:s text:c="8"/>title : { "S" : "Node"},</text:p>
      <text:p text:style-name="P3"><text:s text:c="8"/>author : {"S" : "vishwadatt"}</text:p>
      <text:p text:style-name="P3"><text:s text:c="4"/>}</text:p>
      <text:p text:style-name="P3">}</text:p>
      <text:p text:style-name="P3"/>
      <text:p text:style-name="P3">dynamodb.getItem(params,function(err,data){</text:p>
      <text:p text:style-name="P3"><text:s text:c="4"/>if(err){</text:p>
      <text:p text:style-name="P3"><text:s text:c="8"/>console.log(err)</text:p>
      <text:p text:style-name="P3"><text:s text:c="4"/>}else{</text:p>
      <text:p text:style-name="P3"><text:s text:c="8"/>console.log("data..",data)</text:p>
      <text:p text:style-name="P3"><text:s text:c="4"/>}</text:p>
      <text:p text:style-name="P3">})</text:p>
      <text:p text:style-name="P2"/>
      <text:p text:style-name="P7">Delete Item in dynamodb</text:p>
      <text:p text:style-name="P7"/>
      <text:p text:style-name="P4">var params = {</text:p>
      <text:p text:style-name="P4"><text:s text:c="4"/>TableName : "book",</text:p>
      <text:p text:style-name="P4"><text:s text:c="4"/>Key : {</text:p>
      <text:p text:style-name="P4"><text:s text:c="8"/>title : { "S" : "Node"},</text:p>
      <text:p text:style-name="P4"><text:s text:c="8"/>author : {"S" : "vishwadatt"}</text:p>
      <text:p text:style-name="P4"><text:s text:c="4"/>}</text:p>
      <text:p text:style-name="P4">};</text:p>
      <text:p text:style-name="P4"/>
      <text:p text:style-name="P4">dynamodb.deleteItem(params,function(err,data){</text:p>
      <text:p text:style-name="P4"><text:s text:c="4"/>if(err){</text:p>
      <text:p text:style-name="P4"><text:s text:c="8"/>console.log(err);</text:p>
      <text:p text:style-name="P4"><text:s text:c="4"/>}else{</text:p>
      <text:p text:style-name="P4"><text:s text:c="8"/>console.log("data..",data);</text:p>
      <text:p text:style-name="P4"><text:s text:c="4"/>}</text:p>
      <text:p text:style-name="P9">});</text:p>
      <text:p text:style-name="P9"/>
      <text:p text:style-name="P9"/>
      <text:p text:style-name="P9"/>
      <text:p text:style-name="P10">Graphql </text:p>
      <text:p text:style-name="P10"/>
      <text:p text:style-name="P12"><text:span text:style-name="T1">mutation</text:span><text:span text:style-name="T2">{</text:span></text:p>
      <text:p text:style-name="P11"><text:span text:style-name="T3">addBook</text:span><text:span text:style-name="T2">(</text:span><text:span text:style-name="T3">author</text:span> <text:span text:style-name="T2">:</text:span> <text:span text:style-name="T4">"tejas"</text:span> <text:span text:style-name="T3">title</text:span> <text:span text:style-name="T2">:</text:span> <text:span text:style-name="T4">"AI"</text:span><text:span text:style-name="T2">)</text:span> <text:span text:style-name="T2">{</text:span></text:p>
      <text:p text:style-name="P13">author</text:p>
      <text:p text:style-name="P13">title</text:p>
      <text:p text:style-name="P14">}</text:p>
      <text:p text:style-name="P14">}</text:p>
      <text:p text:style-name="P10"/>
      <text:p text:style-name="P15"/>
      <text:p text:style-name="P11"><text:span text:style-name="T1">query</text:span><text:span text:style-name="T2">{</text:span></text:p>
      <text:p text:style-name="P11"><text:span text:style-name="T3">books</text:span> <text:span text:style-name="T2">{</text:span></text:p>
      <text:p text:style-name="P13">author</text:p>
      <text:p text:style-name="P13">title</text:p>
      <text:p text:style-name="P14">}</text:p>
      <text:p text:style-name="P14"><text:soft-page-break/>}</text:p>
      <text:p text:style-name="P15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Code Pro" svg:font-family="'Source Code Pro'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2:09:37.439374465</meta:creation-date>
    <dc:date>2021-09-14T18:23:55.631842377</dc:date>
    <meta:editing-duration>PT3H11M5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100" meta:word-count="212" meta:character-count="1784" meta:non-whitespace-character-count="1324"/>
  </office:meta>
</office:document-meta>
</file>